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public-property-virgini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public-property-virgini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41">
            <text:p>8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841">
            <text:p>8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2">
            <text:p>3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42">
            <text:p>1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113">
            <text:p>458113</text:p>
          </table:table-cell>
          <table:table-cell table:style-name="ce21" office:value-type="string">
            <text:p>Bethe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36">
            <text:p>48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3">
            <text:p>7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107">
            <text:p>459107</text:p>
          </table:table-cell>
          <table:table-cell table:style-name="ce21" office:value-type="string">
            <text:p>Bryant &amp; Stratton College-Hamp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yant &amp; Stratton College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1006">
            <text:p>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3">
            <text:p>8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60871">
            <text:p>460871</text:p>
          </table:table-cell>
          <table:table-cell table:style-name="ce21" office:value-type="string">
            <text:p>Chamberlain College of Nursing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amberlain College of Nursing-Arlingto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0">
            <text:p>4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8">
            <text:p>15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90">
            <text:p>43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2">
            <text:p>10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8">
            <text:p>10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964">
            <text:p>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23">
            <text:p>4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63">
            <text:p>6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tafford County Center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221">
            <text:p>5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953">
            <text:p>9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3">
            <text:p>1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3">
            <text:p>7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3">
            <text:p>9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65">
            <text:p>10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75246">
            <text:p>475246</text:p>
          </table:table-cell>
          <table:table-cell table:style-name="ce21" office:value-type="string">
            <text:p>Kaplan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0">
            <text:p>48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270">
            <text:p>7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270">
            <text:p>7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270">
            <text:p>7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3">
            <text:p>1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3">
            <text:p>36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19">
            <text:p>3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7">
            <text:p>52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091">
            <text:p>7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1">
            <text:p>3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61">
            <text:p>1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61">
            <text:p>1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84">
            <text:p>56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70">
            <text:p>937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76">
            <text:p>5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67605">
            <text:p>467605</text:p>
          </table:table-cell>
          <table:table-cell table:style-name="ce21" office:value-type="string">
            <text:p>Regency Beauty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67650">
            <text:p>467650</text:p>
          </table:table-cell>
          <table:table-cell table:style-name="ce21" office:value-type="string">
            <text:p>Regency Beauty Institut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68">
            <text:p>5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29">
            <text:p>1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392">
            <text:p>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5">
            <text:p>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7">
            <text:p>2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829">
            <text:p>8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7">
            <text:p>3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52">
            <text:p>4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268">
            <text:p>459268</text:p>
          </table:table-cell>
          <table:table-cell table:style-name="ce21" office:value-type="string">
            <text:p>South University?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 - Virginia Beach</text:p>
          </table:table-cell>
          <table:table-cell table:style-name="ce21" office:value-type="float" office:value="437">
            <text:p>4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3">
            <text:p>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461">
            <text:p>6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33">
            <text:p>3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23">
            <text:p>18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094">
            <text:p>20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67">
            <text:p>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99">
            <text:p>10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76568">
            <text:p>476568</text:p>
          </table:table-cell>
          <table:table-cell table:style-name="ce21" office:value-type="string">
            <text:p>Tomorrow's Image Barber Academy of 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170">
            <text:p>5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889">
            <text:p>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592">
            <text:p>5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319">
            <text:p>31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Qatar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823">
            <text:p>28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Virginia Tech Carilion Research Institution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90">
            <text:p>58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78">
            <text:p>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7">
            <text:p>5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04">
            <text:p>1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57">
            <text:p>8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3">
            <text:p>8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9">
            <text:p>4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92">
            <text:p>37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public-property-virgini" style:display-name="PageStyle_arrests-public-property-virgini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